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5cm" svg:y1="14.5cm" svg:x2="8.5cm" svg:y2="9cm">
          <text:p/>
        </draw:line>
        <draw:line draw:style-name="gr1" draw:text-style-name="P1" draw:layer="layout" svg:x1="8.5cm" svg:y1="14.5cm" svg:x2="3.5cm" svg:y2="19.5cm">
          <text:p/>
        </draw:line>
        <draw:line draw:style-name="gr1" draw:text-style-name="P1" draw:layer="layout" svg:x1="8.5cm" svg:y1="14.5cm" svg:x2="19cm" svg:y2="14.5cm">
          <text:p/>
        </draw:line>
        <draw:frame draw:style-name="gr2" draw:layer="layout" svg:width="0.425cm" svg:height="0.482cm" svg:x="18.075cm" svg:y="14.5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2cm" svg:height="0.482cm" svg:x="8cm" svg:y="9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82cm" svg:x="3.6cm" svg:y="18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0cm" svg:y1="15.5cm" svg:x2="7cm" svg:y2="18.5cm">
          <text:p/>
        </draw:line>
        <draw:line draw:style-name="gr3" draw:text-style-name="P1" draw:layer="layout" svg:x1="15cm" svg:y1="15.5cm" svg:x2="12cm" svg:y2="18.5cm">
          <text:p/>
        </draw:line>
        <draw:line draw:style-name="gr3" draw:text-style-name="P1" draw:layer="layout" svg:x1="7cm" svg:y1="18.5cm" svg:x2="12cm" svg:y2="18.5cm">
          <text:p/>
        </draw:line>
        <draw:line draw:style-name="gr3" draw:text-style-name="P1" draw:layer="layout" svg:x1="10cm" svg:y1="15.5cm" svg:x2="15cm" svg:y2="15.5cm">
          <text:p/>
        </draw:line>
        <draw:line draw:style-name="gr4" draw:text-style-name="P1" draw:layer="layout" svg:x1="10cm" svg:y1="15.5cm" svg:x2="11cm" svg:y2="14.5cm">
          <text:p/>
        </draw:line>
        <draw:line draw:style-name="gr4" draw:text-style-name="P1" draw:layer="layout" svg:x1="15cm" svg:y1="15.5cm" svg:x2="16cm" svg:y2="14.5cm">
          <text:p/>
        </draw:line>
        <draw:line draw:style-name="gr4" draw:text-style-name="P1" draw:layer="layout" svg:x1="10cm" svg:y1="15.5cm" svg:x2="7.5cm" svg:y2="15.5cm">
          <text:p/>
        </draw:line>
        <draw:line draw:style-name="gr4" draw:text-style-name="P1" draw:layer="layout" svg:x1="7cm" svg:y1="18.5cm" svg:x2="4.5cm" svg:y2="18.5cm">
          <text:p/>
        </draw:line>
        <draw:line draw:style-name="gr3" draw:text-style-name="P1" draw:layer="layout" svg:x1="7cm" svg:y1="18.5cm" svg:x2="7cm" svg:y2="13.5cm">
          <text:p/>
        </draw:line>
        <draw:line draw:style-name="gr3" draw:text-style-name="P1" draw:layer="layout" svg:x1="10cm" svg:y1="15.5cm" svg:x2="10cm" svg:y2="10.5cm">
          <text:p/>
        </draw:line>
        <draw:line draw:style-name="gr3" draw:text-style-name="P1" draw:layer="layout" svg:x1="12cm" svg:y1="18.5cm" svg:x2="12cm" svg:y2="13cm">
          <text:p/>
        </draw:line>
        <draw:line draw:style-name="gr3" draw:text-style-name="P1" draw:layer="layout" svg:x1="15cm" svg:y1="15.5cm" svg:x2="15cm" svg:y2="10cm">
          <text:p/>
        </draw:line>
        <draw:path draw:style-name="gr5" draw:text-style-name="P1" draw:layer="layout" svg:width="5cm" svg:height="1.37cm" svg:x="7cm" svg:y="12.945cm" svg:viewBox="0 0 5001 1371" svg:d="m0 555c2500-1500 3500 500 3500 500 1000 1000 1000-666 1500-1000">
          <text:p/>
        </draw:path>
        <draw:path draw:style-name="gr5" draw:text-style-name="P1" draw:layer="layout" svg:width="5cm" svg:height="1.406cm" svg:x="9.989cm" svg:y="9.959cm" svg:viewBox="0 0 5001 1407" svg:d="m0 547c2500-1500 3511 549 3511 549 1000 1000 989-706 1489-1040">
          <text:p/>
        </draw:path>
        <draw:line draw:style-name="gr3" draw:text-style-name="P1" draw:layer="layout" svg:x1="7cm" svg:y1="13.5cm" svg:x2="10.027cm" svg:y2="10.487cm">
          <text:p/>
        </draw:line>
        <draw:line draw:style-name="gr3" draw:text-style-name="P1" draw:layer="layout" svg:x1="12cm" svg:y1="13cm" svg:x2="15.015cm" svg:y2="9.975cm">
          <text:p/>
        </draw:line>
        <draw:line draw:style-name="gr3" draw:text-style-name="P1" draw:layer="layout" svg:x1="8.5cm" svg:y1="13cm" svg:x2="11.5cm" svg:y2="10cm">
          <text:p/>
        </draw:line>
        <draw:line draw:style-name="gr3" draw:text-style-name="P1" draw:layer="layout" svg:x1="10.5cm" svg:y1="14cm" svg:x2="13.5cm" svg:y2="11cm">
          <text:p/>
        </draw:line>
        <draw:line draw:style-name="gr3" draw:text-style-name="P1" draw:layer="layout" svg:x1="9.77cm" svg:y1="13.249cm" svg:x2="12.77cm" svg:y2="10.249cm">
          <text:p/>
        </draw:line>
        <draw:line draw:style-name="gr4" draw:text-style-name="P1" draw:layer="layout" svg:x1="11.101cm" svg:y1="14.322cm" svg:x2="14.065cm" svg:y2="11.362cm">
          <text:p/>
        </draw:line>
        <draw:line draw:style-name="gr3" draw:text-style-name="P1" draw:layer="layout" svg:x1="11.101cm" svg:y1="14.322cm" svg:x2="11.465cm" svg:y2="13.958cm">
          <text:p/>
        </draw:line>
        <draw:frame draw:style-name="gr2" draw:layer="layout" svg:width="0.546cm" svg:height="0.542cm" svg:x="7.031cm" svg:y="15.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46cm" svg:height="0.542cm" svg:x="3.81cm" svg:y="18.0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68cm" svg:height="0.542cm" svg:x="10.923cm" svg:y="14.45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76cm" svg:height="0.542cm" svg:x="15.965cm" svg:y="13.9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13.057cm" svg:y1="9.087cm" svg:x2="12.194cm" svg:y2="9.95cm">
          <text:p/>
        </draw:line>
        <draw:frame draw:style-name="gr2" draw:layer="layout" svg:width="1.383cm" svg:height="0.482cm" svg:x="13.13cm" svg:y="8.741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ulien Arino</meta:initial-creator>
    <meta:creation-date>2007-03-22T08:32:16</meta:creation-date>
    <dc:creator>Julien Arino</dc:creator>
    <dc:date>2007-03-22T16:44:08</dc:date>
    <dc:language>en-US</dc:language>
    <meta:editing-cycles>6</meta:editing-cycles>
    <meta:editing-duration>PT4H9M20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x</math:mi>
      <math:mn>1</math:mn>
    </math:msub>
    <math:annotation math:encoding="StarMath 5.0">x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x</math:mi>
      <math:mn>2</math:mn>
    </math:msub>
    <math:annotation math:encoding="StarMath 5.0">x_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row>
        <math:mo math:stretchy="false">(</math:mo>
        <math:mrow>
          <math:mi>x</math:mi>
          <math:mi>,</math:mi>
          <math:mi>t</math:mi>
        </math:mrow>
        <math:mo math:stretchy="false">)</math:mo>
      </math:mrow>
    </math:mrow>
    <math:annotation math:encoding="StarMath 5.0">%eta(x,t)</math:annotation>
  </math:semantics>
</math:math>
</file>